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0ad0"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40fe8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d303c"/>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0e220f" style:font-weight-asian="bold" style:font-weight-complex="bold"/>
    </style:style>
    <style:style style:name="P20" style:family="paragraph" style:parent-style-name="Table_20_Contents">
      <style:text-properties officeooo:rsid="000d303c" officeooo:paragraph-rsid="000d303c"/>
    </style:style>
    <style:style style:name="P21" style:family="paragraph" style:parent-style-name="Table_20_Contents">
      <style:text-properties officeooo:paragraph-rsid="0040fe8e"/>
    </style:style>
    <style:style style:name="P22" style:family="paragraph" style:parent-style-name="Table_20_Contents">
      <style:text-properties fo:font-weight="normal" officeooo:rsid="0040fe8e" officeooo:paragraph-rsid="0040fe8e" style:font-weight-asian="normal" style:font-weight-complex="normal"/>
    </style:style>
    <style:style style:name="P23" style:family="paragraph" style:parent-style-name="Text_20_body">
      <style:text-properties style:font-name="Times New Roman1" fo:font-size="8pt" officeooo:paragraph-rsid="00283407" style:font-size-asian="8pt" style:font-size-complex="8pt"/>
    </style:style>
    <style:style style:name="P24" style:family="paragraph" style:parent-style-name="Text_20_body">
      <style:text-properties style:font-name="Times New Roman1" fo:font-size="8pt" officeooo:paragraph-rsid="002a48d9" style:font-size-asian="8pt" style:font-size-complex="8pt"/>
    </style:style>
    <style:style style:name="P25" style:family="paragraph" style:parent-style-name="Text_20_body">
      <style:text-properties style:font-name="Times New Roman1" fo:font-size="8pt" officeooo:paragraph-rsid="0030a31b" style:font-size-asian="8pt" style:font-size-complex="8pt"/>
    </style:style>
    <style:style style:name="P26" style:family="paragraph" style:parent-style-name="Text_20_body">
      <style:text-properties style:font-name="Times New Roman1" fo:font-size="8pt" fo:font-weight="bold" officeooo:paragraph-rsid="00283407" style:font-size-asian="8pt" style:font-size-complex="8pt"/>
    </style:style>
    <style:style style:name="P27" style:family="paragraph" style:parent-style-name="Text_20_body">
      <style:text-properties style:font-name="Times New Roman1" fo:font-size="8pt" fo:font-weight="bold" officeooo:paragraph-rsid="002a48d9" style:font-size-asian="8pt" style:font-size-complex="8pt"/>
    </style:style>
    <style:style style:name="P28"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9" style:family="paragraph" style:parent-style-name="Heading_20_1" style:master-page-name="First_20_Page">
      <style:paragraph-properties style:page-number="auto"/>
      <style:text-properties officeooo:paragraph-rsid="0019ccc2"/>
    </style:style>
    <style:style style:name="P30" style:family="paragraph" style:parent-style-name="Heading_20_1">
      <style:paragraph-properties fo:break-before="page"/>
      <style:text-properties fo:font-size="13pt" style:font-size-asian="13pt" style:font-size-complex="13pt"/>
    </style:style>
    <style:style style:name="P31" style:family="paragraph" style:parent-style-name="Table_20_Contents">
      <style:text-properties fo:font-weight="bold" officeooo:rsid="0041a415" officeooo:paragraph-rsid="00456b42" style:font-weight-asian="bold" style:font-weight-complex="bold"/>
    </style:style>
    <style:style style:name="P32" style:family="paragraph" style:parent-style-name="Table_20_Contents">
      <style:text-properties fo:font-weight="normal" officeooo:rsid="003ab0cd" officeooo:paragraph-rsid="003fbbe4" style:font-weight-asian="normal" style:font-weight-complex="normal"/>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0fe8e"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0ad0"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 fo:font-size="12pt" fo:font-weight="normal" officeooo:rsid="000d303c"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378b8e"/>
    </style:style>
    <style:style style:name="T18"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19"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0" style:family="text">
      <style:text-properties officeooo:rsid="000d41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9"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119872">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0">submitted for public comment</text:span></text:p>
          </table:table-cell>
        </table:table-row>
        <table:table-row table:style-name="TableLine105553187120384">
          <table:table-cell table:style-name="Table2.A2" office:value-type="string">
            <text:p text:style-name="P13"><text:span text:style-name="Page_20_Number"><text:span text:style-name="T11">Feb 6, 2016</text:span></text:span></text:p>
          </table:table-cell>
          <table:table-cell table:style-name="Table2.A2" office:value-type="string">
            <text:p text:style-name="P19"><text:span text:style-name="Page_20_Number"><text:span text:style-name="T10">Feb 20, 2016</text:span></text:span></text:p>
          </table:table-cell>
          <table:table-cell table:style-name="Table2.C2" office:value-type="string">
            <text:p text:style-name="P20">Minor grammatical corrections and readability improvements</text:p>
          </table:table-cell>
        </table:table-row>
        <table:table-row table:style-name="TableLine105553187126272">
          <table:table-cell table:style-name="Table2.A2" office:value-type="string">
            <text:p text:style-name="P14"><text:span text:style-name="T17">Apr</text:span> <text:span text:style-name="T17">25</text:span>, 202<text:span text:style-name="T17">1</text:span></text:p>
          </table:table-cell>
          <table:table-cell table:style-name="Table2.A2" office:value-type="string">
            <text:p text:style-name="P32">July 2, 2021</text:p>
          </table:table-cell>
          <table:table-cell table:style-name="Table2.C2" office:value-type="string">
            <text:p text:style-name="P16">Changed LCC logo to include the <text:span text:style-name="T18">®</text:span><text:span text:style-name="T19"> symbol</text:span></text:p>
            <text:p text:style-name="P17">Changed “Layout Command Control” to have the <text:span text:style-name="T4">TM</text:span> symbol</text:p>
            <text:p text:style-name="P18">Added <text:span text:style-name="T17">the </text:span>NMRA Legal Disclaimer <text:span text:style-name="T17">fine-print</text:span></text:p>
            <text:p text:style-name="P15">Changed the OpenLCB license to “Creative Commons Attribution-ShareAlike 4.0 International”</text:p>
          </table:table-cell>
        </table:table-row>
        <table:table-row table:style-name="TableLine105553187116288">
          <table:table-cell table:style-name="Table2.A2" office:value-type="string">
            <text:p text:style-name="P22">July 22, 2024</text:p>
          </table:table-cell>
          <table:table-cell table:style-name="Table2.A2" office:value-type="string">
            <text:p text:style-name="P31">Jan 24, 2025</text:p>
          </table:table-cell>
          <table:table-cell table:style-name="Table2.C2" office:value-type="string">
            <text:p text:style-name="Table_20_Contents">The size of integer variables is restricted to 1, 2 or 4 bytes</text:p>
            <text:p text:style-name="P21">Define signed vs unsigned behavior of integer variables</text:p>
            <text:p text:style-name="P21">The requirement that unused bytes in a String variable be set to null has been removed</text:p>
            <text:p text:style-name="Table_20_Contents">Addition of float variables</text:p>
            <text:p text:style-name="Table_20_Contents">Discussion of possible ways of representing group names</text:p>
          </table:table-cell>
        </table:table-row>
      </table:table>
      <text:p text:style-name="P12"/>
      <text:h text:style-name="P30" text:outline-level="1">Important Notices and Disclaimers Concerning NMRA Standards Documents</text:h>
      <text:section text:style-name="Sect2" text:name="Section1">
        <text:p text:style-name="P25">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6">Notice and Disclaimer of Liability Concerning the Use of NMRA Standards Documents </text:p>
        <text:p text:style-name="P23">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3">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3">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3">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3">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7"/>
        <text:p text:style-name="P28">Translations</text:p>
        <text:p text:style-name="P24">NMRA’s development of NMRA Standards documents involves the review of documents in English only. In the event that an NMRA Standards document is translated, only the English version published by NMRA is the approved NMRA Standards document. </text:p>
        <text:p text:style-name="P26">Official Statements </text:p>
        <text:p text:style-name="P23">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6">Comments on Standards </text:p>
        <text:p text:style-name="P23">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3">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6">Laws &amp; Regulations </text:p>
        <text:p text:style-name="P23">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6">Copyrights</text:p>
        <text:p text:style-name="P23">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6">IMPORTANT NOTICE </text:p>
        <text:p text:style-name="P23">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0ad0"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40fe8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0fe8e"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0ad0"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3">Layout Command Control</text:span><text:span text:style-name="MT4">TM</text:span><text:span text:style-name="MT3"> (LCC)</text:span> </text:p>
              <text:p text:style-name="MP9">Configuration Description Information (CDI)</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5">July 22, 2024</text:span></text:span></text:p>
            </table:table-cell>
            <table:table-cell table:style-name="Table1.C1" office:value-type="string">
              <text:p text:style-name="MP11"><text:span text:style-name="MT6">TN-</text:span><text:span text:style-name="MT7">9.7.</text:span><text:span text:style-name="MT8">4</text:span><text:span text:style-name="MT7">.</text:span><text:span text:style-name="MT8">1</text:span><text:span text:style-name="MT9">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6</meta:editing-cycles>
    <meta:editing-duration>PT20H42M23S</meta:editing-duration>
    <meta:generator>LibreOffice/7.0.5.2$MacOSX_X86_64 LibreOffice_project/64390860c6cd0aca4beafafcfd84613dd9dfb63a</meta:generator>
    <dc:date>2025-01-25T14:35:46.873021152</dc:date>
    <meta:printed-by>Bob Jacobsen</meta:printed-by>
    <meta:print-date>2010-09-15T08:46:04</meta:print-date>
    <dc:creator>Alex Shepherd</dc:creator>
    <meta:document-statistic meta:table-count="2" meta:image-count="1" meta:object-count="0" meta:page-count="2" meta:paragraph-count="50" meta:word-count="1255" meta:character-count="8424" meta:non-whitespace-character-count="7193"/>
  </office:meta>
</office:document-meta>
</file>